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4000001F4BECBDEAFF16935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3pt" officeooo:rsid="001afb72" style:font-size-asian="13pt" style:font-size-complex="13pt"/>
    </style:style>
    <style:style style:name="P2" style:family="paragraph" style:parent-style-name="Standard">
      <style:text-properties style:font-name="Arial" fo:font-size="13pt" officeooo:rsid="001afb72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397cm" svg:y="1.27cm" svg:width="10.16cm" svg:height="2.54cm" draw:z-index="0">
        <draw:text-box>
          <text:section text:style-name="Sect1" text:name="MasterLabel">
            <text:p text:style-name="P1"><draw:frame draw:style-name="fr2" draw:name="Image1" text:anchor-type="paragraph" svg:x="9.103cm" svg:y="0.182cm" svg:width="0.871cm" svg:height="0.871cm" draw:z-index="20"><draw:image xlink:href="Pictures/10000201000001F4000001F4BECBDEAFF1693573.png" xlink:type="simple" xlink:show="embed" xlink:actuate="onLoad" loext:mime-type="image/png"/></draw:frame><text:span text:style-name="T1">Darson Andrew</text:span><text:line-break/>Sukaramai Street. No 15<text:line-break/>Lhoknga, NAD<text:line-break/>Indonesia</text:p>
          </text:section>
        </draw:text-box>
      </draw:frame>
      <draw:frame draw:style-name="fr1" draw:name="Frame2" text:anchor-type="page" text:anchor-page-number="1" svg:x="11.033cm" svg:y="1.27cm" svg:width="10.16cm" svg:height="2.54cm" draw:z-index="1">
        <draw:text-box>
          <text:section text:style-name="Sect1" text:name="Section1" text:protected="true">
            <text:section-source text:section-name="MasterLabel"/>
            <text:p text:style-name="P1"><draw:frame draw:style-name="fr2" draw:name="Image2" text:anchor-type="paragraph" svg:x="9.103cm" svg:y="0.182cm" svg:width="0.871cm" svg:height="0.871cm" draw:z-index="21"><draw:image xlink:href="Pictures/10000201000001F4000001F4BECBDEAFF1693573.png" xlink:type="simple" xlink:show="embed" xlink:actuate="onLoad" loext:mime-type="image/png"/></draw:frame><text:span text:style-name="T1">Darson Andrew</text:span><text:line-break/>Sukaramai Street. No 15<text:line-break/>Lhoknga, NAD<text:line-break/>Indonesia</text:p>
          </text:section>
        </draw:text-box>
      </draw:frame>
      <draw:frame draw:style-name="fr1" draw:name="Frame3" text:anchor-type="page" text:anchor-page-number="1" svg:x="0.397cm" svg:y="3.81cm" svg:width="10.16cm" svg:height="2.54cm" draw:z-index="2">
        <draw:text-box>
          <text:section text:style-name="Sect1" text:name="Section2" text:protected="true">
            <text:section-source text:section-name="MasterLabel"/>
            <text:p text:style-name="P1"><draw:frame draw:style-name="fr2" draw:name="Image3" text:anchor-type="paragraph" svg:x="9.103cm" svg:y="0.182cm" svg:width="0.871cm" svg:height="0.871cm" draw:z-index="22"><draw:image xlink:href="Pictures/10000201000001F4000001F4BECBDEAFF1693573.png" xlink:type="simple" xlink:show="embed" xlink:actuate="onLoad" loext:mime-type="image/png"/></draw:frame><text:span text:style-name="T1">Darson Andrew</text:span><text:line-break/>Sukaramai Street. No 15<text:line-break/>Lhoknga, NAD<text:line-break/>Indonesia</text:p>
          </text:section>
        </draw:text-box>
      </draw:frame>
      <draw:frame draw:style-name="fr1" draw:name="Frame4" text:anchor-type="page" text:anchor-page-number="1" svg:x="11.033cm" svg:y="3.81cm" svg:width="10.16cm" svg:height="2.54cm" draw:z-index="3">
        <draw:text-box>
          <text:section text:style-name="Sect1" text:name="Section3" text:protected="true">
            <text:section-source text:section-name="MasterLabel"/>
            <text:p text:style-name="P1"><draw:frame draw:style-name="fr2" draw:name="Image4" text:anchor-type="paragraph" svg:x="9.103cm" svg:y="0.182cm" svg:width="0.871cm" svg:height="0.871cm" draw:z-index="23"><draw:image xlink:href="Pictures/10000201000001F4000001F4BECBDEAFF1693573.png" xlink:type="simple" xlink:show="embed" xlink:actuate="onLoad" loext:mime-type="image/png"/></draw:frame><text:span text:style-name="T1">Darson Andrew</text:span><text:line-break/>Sukaramai Street. No 15<text:line-break/>Lhoknga, NAD<text:line-break/>Indonesia</text:p>
          </text:section>
        </draw:text-box>
      </draw:frame>
      <draw:frame draw:style-name="fr1" draw:name="Frame5" text:anchor-type="page" text:anchor-page-number="1" svg:x="0.397cm" svg:y="6.35cm" svg:width="10.16cm" svg:height="2.54cm" draw:z-index="4">
        <draw:text-box>
          <text:section text:style-name="Sect1" text:name="Section4" text:protected="true">
            <text:section-source text:section-name="MasterLabel"/>
            <text:p text:style-name="P1"><draw:frame draw:style-name="fr2" draw:name="Image5" text:anchor-type="paragraph" svg:x="9.103cm" svg:y="0.182cm" svg:width="0.871cm" svg:height="0.871cm" draw:z-index="24"><draw:image xlink:href="Pictures/10000201000001F4000001F4BECBDEAFF1693573.png" xlink:type="simple" xlink:show="embed" xlink:actuate="onLoad" loext:mime-type="image/png"/></draw:frame><text:span text:style-name="T1">Darson Andrew</text:span><text:line-break/>Sukaramai Street. No 15<text:line-break/>Lhoknga, NAD<text:line-break/>Indonesia</text:p>
          </text:section>
        </draw:text-box>
      </draw:frame>
      <draw:frame draw:style-name="fr1" draw:name="Frame6" text:anchor-type="page" text:anchor-page-number="1" svg:x="11.033cm" svg:y="6.35cm" svg:width="10.16cm" svg:height="2.54cm" draw:z-index="5">
        <draw:text-box>
          <text:section text:style-name="Sect1" text:name="Section5" text:protected="true">
            <text:section-source text:section-name="MasterLabel"/>
            <text:p text:style-name="P1"><draw:frame draw:style-name="fr2" draw:name="Image6" text:anchor-type="paragraph" svg:x="9.103cm" svg:y="0.182cm" svg:width="0.871cm" svg:height="0.871cm" draw:z-index="25"><draw:image xlink:href="Pictures/10000201000001F4000001F4BECBDEAFF1693573.png" xlink:type="simple" xlink:show="embed" xlink:actuate="onLoad" loext:mime-type="image/png"/></draw:frame><text:span text:style-name="T1">Darson Andrew</text:span><text:line-break/>Sukaramai Street. No 15<text:line-break/>Lhoknga, NAD<text:line-break/>Indonesia</text:p>
          </text:section>
        </draw:text-box>
      </draw:frame>
      <draw:frame draw:style-name="fr1" draw:name="Frame7" text:anchor-type="page" text:anchor-page-number="1" svg:x="0.397cm" svg:y="8.89cm" svg:width="10.16cm" svg:height="2.54cm" draw:z-index="6">
        <draw:text-box>
          <text:section text:style-name="Sect1" text:name="Section6" text:protected="true">
            <text:section-source text:section-name="MasterLabel"/>
            <text:p text:style-name="P1"><draw:frame draw:style-name="fr2" draw:name="Image7" text:anchor-type="paragraph" svg:x="9.103cm" svg:y="0.182cm" svg:width="0.871cm" svg:height="0.871cm" draw:z-index="26"><draw:image xlink:href="Pictures/10000201000001F4000001F4BECBDEAFF1693573.png" xlink:type="simple" xlink:show="embed" xlink:actuate="onLoad" loext:mime-type="image/png"/></draw:frame><text:span text:style-name="T1">Darson Andrew</text:span><text:line-break/>Sukaramai Street. No 15<text:line-break/>Lhoknga, NAD<text:line-break/>Indonesia</text:p>
          </text:section>
        </draw:text-box>
      </draw:frame>
      <draw:frame draw:style-name="fr1" draw:name="Frame8" text:anchor-type="page" text:anchor-page-number="1" svg:x="11.033cm" svg:y="8.89cm" svg:width="10.16cm" svg:height="2.54cm" draw:z-index="7">
        <draw:text-box>
          <text:section text:style-name="Sect1" text:name="Section7" text:protected="true">
            <text:section-source text:section-name="MasterLabel"/>
            <text:p text:style-name="P1"><draw:frame draw:style-name="fr2" draw:name="Image8" text:anchor-type="paragraph" svg:x="9.103cm" svg:y="0.182cm" svg:width="0.871cm" svg:height="0.871cm" draw:z-index="27"><draw:image xlink:href="Pictures/10000201000001F4000001F4BECBDEAFF1693573.png" xlink:type="simple" xlink:show="embed" xlink:actuate="onLoad" loext:mime-type="image/png"/></draw:frame><text:span text:style-name="T1">Darson Andrew</text:span><text:line-break/>Sukaramai Street. No 15<text:line-break/>Lhoknga, NAD<text:line-break/>Indonesia</text:p>
          </text:section>
        </draw:text-box>
      </draw:frame>
      <draw:frame draw:style-name="fr1" draw:name="Frame9" text:anchor-type="page" text:anchor-page-number="1" svg:x="0.397cm" svg:y="11.43cm" svg:width="10.16cm" svg:height="2.54cm" draw:z-index="8">
        <draw:text-box>
          <text:section text:style-name="Sect1" text:name="Section8" text:protected="true">
            <text:section-source text:section-name="MasterLabel"/>
            <text:p text:style-name="P1"><draw:frame draw:style-name="fr2" draw:name="Image9" text:anchor-type="paragraph" svg:x="9.103cm" svg:y="0.182cm" svg:width="0.871cm" svg:height="0.871cm" draw:z-index="28"><draw:image xlink:href="Pictures/10000201000001F4000001F4BECBDEAFF1693573.png" xlink:type="simple" xlink:show="embed" xlink:actuate="onLoad" loext:mime-type="image/png"/></draw:frame><text:span text:style-name="T1">Darson Andrew</text:span><text:line-break/>Sukaramai Street. No 15<text:line-break/>Lhoknga, NAD<text:line-break/>Indonesia</text:p>
          </text:section>
        </draw:text-box>
      </draw:frame>
      <draw:frame draw:style-name="fr1" draw:name="Frame10" text:anchor-type="page" text:anchor-page-number="1" svg:x="11.033cm" svg:y="11.43cm" svg:width="10.16cm" svg:height="2.54cm" draw:z-index="9">
        <draw:text-box>
          <text:section text:style-name="Sect1" text:name="Section9" text:protected="true">
            <text:section-source text:section-name="MasterLabel"/>
            <text:p text:style-name="P1"><draw:frame draw:style-name="fr2" draw:name="Image10" text:anchor-type="paragraph" svg:x="9.103cm" svg:y="0.182cm" svg:width="0.871cm" svg:height="0.871cm" draw:z-index="29"><draw:image xlink:href="Pictures/10000201000001F4000001F4BECBDEAFF1693573.png" xlink:type="simple" xlink:show="embed" xlink:actuate="onLoad" loext:mime-type="image/png"/></draw:frame><text:span text:style-name="T1">Darson Andrew</text:span><text:line-break/>Sukaramai Street. No 15<text:line-break/>Lhoknga, NAD<text:line-break/>Indonesia</text:p>
          </text:section>
        </draw:text-box>
      </draw:frame>
      <draw:frame draw:style-name="fr1" draw:name="Frame11" text:anchor-type="page" text:anchor-page-number="1" svg:x="0.397cm" svg:y="13.97cm" svg:width="10.16cm" svg:height="2.54cm" draw:z-index="10">
        <draw:text-box>
          <text:section text:style-name="Sect1" text:name="Section10" text:protected="true">
            <text:section-source text:section-name="MasterLabel"/>
            <text:p text:style-name="P1"><draw:frame draw:style-name="fr2" draw:name="Image11" text:anchor-type="paragraph" svg:x="9.103cm" svg:y="0.182cm" svg:width="0.871cm" svg:height="0.871cm" draw:z-index="30"><draw:image xlink:href="Pictures/10000201000001F4000001F4BECBDEAFF1693573.png" xlink:type="simple" xlink:show="embed" xlink:actuate="onLoad" loext:mime-type="image/png"/></draw:frame><text:span text:style-name="T1">Darson Andrew</text:span><text:line-break/>Sukaramai Street. No 15<text:line-break/>Lhoknga, NAD<text:line-break/>Indonesia</text:p>
          </text:section>
        </draw:text-box>
      </draw:frame>
      <draw:frame draw:style-name="fr1" draw:name="Frame12" text:anchor-type="page" text:anchor-page-number="1" svg:x="11.033cm" svg:y="13.97cm" svg:width="10.16cm" svg:height="2.54cm" draw:z-index="11">
        <draw:text-box>
          <text:section text:style-name="Sect1" text:name="Section11" text:protected="true">
            <text:section-source text:section-name="MasterLabel"/>
            <text:p text:style-name="P1"><draw:frame draw:style-name="fr2" draw:name="Image12" text:anchor-type="paragraph" svg:x="9.103cm" svg:y="0.182cm" svg:width="0.871cm" svg:height="0.871cm" draw:z-index="31"><draw:image xlink:href="Pictures/10000201000001F4000001F4BECBDEAFF1693573.png" xlink:type="simple" xlink:show="embed" xlink:actuate="onLoad" loext:mime-type="image/png"/></draw:frame><text:span text:style-name="T1">Darson Andrew</text:span><text:line-break/>Sukaramai Street. No 15<text:line-break/>Lhoknga, NAD<text:line-break/>Indonesia</text:p>
          </text:section>
        </draw:text-box>
      </draw:frame>
      <draw:frame draw:style-name="fr1" draw:name="Frame13" text:anchor-type="page" text:anchor-page-number="1" svg:x="0.397cm" svg:y="16.51cm" svg:width="10.16cm" svg:height="2.54cm" draw:z-index="12">
        <draw:text-box>
          <text:section text:style-name="Sect1" text:name="Section12" text:protected="true">
            <text:section-source text:section-name="MasterLabel"/>
            <text:p text:style-name="P1"><draw:frame draw:style-name="fr2" draw:name="Image13" text:anchor-type="paragraph" svg:x="9.103cm" svg:y="0.182cm" svg:width="0.871cm" svg:height="0.871cm" draw:z-index="32"><draw:image xlink:href="Pictures/10000201000001F4000001F4BECBDEAFF1693573.png" xlink:type="simple" xlink:show="embed" xlink:actuate="onLoad" loext:mime-type="image/png"/></draw:frame><text:span text:style-name="T1">Darson Andrew</text:span><text:line-break/>Sukaramai Street. No 15<text:line-break/>Lhoknga, NAD<text:line-break/>Indonesia</text:p>
          </text:section>
        </draw:text-box>
      </draw:frame>
      <draw:frame draw:style-name="fr1" draw:name="Frame14" text:anchor-type="page" text:anchor-page-number="1" svg:x="11.033cm" svg:y="16.51cm" svg:width="10.16cm" svg:height="2.54cm" draw:z-index="13">
        <draw:text-box>
          <text:section text:style-name="Sect1" text:name="Section13" text:protected="true">
            <text:section-source text:section-name="MasterLabel"/>
            <text:p text:style-name="P1"><draw:frame draw:style-name="fr2" draw:name="Image14" text:anchor-type="paragraph" svg:x="9.103cm" svg:y="0.182cm" svg:width="0.871cm" svg:height="0.871cm" draw:z-index="33"><draw:image xlink:href="Pictures/10000201000001F4000001F4BECBDEAFF1693573.png" xlink:type="simple" xlink:show="embed" xlink:actuate="onLoad" loext:mime-type="image/png"/></draw:frame><text:span text:style-name="T1">Darson Andrew</text:span><text:line-break/>Sukaramai Street. No 15<text:line-break/>Lhoknga, NAD<text:line-break/>Indonesia</text:p>
          </text:section>
        </draw:text-box>
      </draw:frame>
      <draw:frame draw:style-name="fr1" draw:name="Frame15" text:anchor-type="page" text:anchor-page-number="1" svg:x="0.397cm" svg:y="19.05cm" svg:width="10.16cm" svg:height="2.54cm" draw:z-index="14">
        <draw:text-box>
          <text:section text:style-name="Sect1" text:name="Section14" text:protected="true">
            <text:section-source text:section-name="MasterLabel"/>
            <text:p text:style-name="P1"><draw:frame draw:style-name="fr2" draw:name="Image15" text:anchor-type="paragraph" svg:x="9.103cm" svg:y="0.182cm" svg:width="0.871cm" svg:height="0.871cm" draw:z-index="34"><draw:image xlink:href="Pictures/10000201000001F4000001F4BECBDEAFF1693573.png" xlink:type="simple" xlink:show="embed" xlink:actuate="onLoad" loext:mime-type="image/png"/></draw:frame><text:span text:style-name="T1">Darson Andrew</text:span><text:line-break/>Sukaramai Street. No 15<text:line-break/>Lhoknga, NAD<text:line-break/>Indonesia</text:p>
          </text:section>
        </draw:text-box>
      </draw:frame>
      <draw:frame draw:style-name="fr1" draw:name="Frame16" text:anchor-type="page" text:anchor-page-number="1" svg:x="11.033cm" svg:y="19.05cm" svg:width="10.16cm" svg:height="2.54cm" draw:z-index="15">
        <draw:text-box>
          <text:section text:style-name="Sect1" text:name="Section15" text:protected="true">
            <text:section-source text:section-name="MasterLabel"/>
            <text:p text:style-name="P1"><draw:frame draw:style-name="fr2" draw:name="Image16" text:anchor-type="paragraph" svg:x="9.103cm" svg:y="0.182cm" svg:width="0.871cm" svg:height="0.871cm" draw:z-index="35"><draw:image xlink:href="Pictures/10000201000001F4000001F4BECBDEAFF1693573.png" xlink:type="simple" xlink:show="embed" xlink:actuate="onLoad" loext:mime-type="image/png"/></draw:frame><text:span text:style-name="T1">Darson Andrew</text:span><text:line-break/>Sukaramai Street. No 15<text:line-break/>Lhoknga, NAD<text:line-break/>Indonesia</text:p>
          </text:section>
        </draw:text-box>
      </draw:frame>
      <draw:frame draw:style-name="fr1" draw:name="Frame17" text:anchor-type="page" text:anchor-page-number="1" svg:x="0.397cm" svg:y="21.59cm" svg:width="10.16cm" svg:height="2.54cm" draw:z-index="16">
        <draw:text-box>
          <text:section text:style-name="Sect1" text:name="Section16" text:protected="true">
            <text:section-source text:section-name="MasterLabel"/>
            <text:p text:style-name="P1"><draw:frame draw:style-name="fr2" draw:name="Image17" text:anchor-type="paragraph" svg:x="9.103cm" svg:y="0.182cm" svg:width="0.871cm" svg:height="0.871cm" draw:z-index="36"><draw:image xlink:href="Pictures/10000201000001F4000001F4BECBDEAFF1693573.png" xlink:type="simple" xlink:show="embed" xlink:actuate="onLoad" loext:mime-type="image/png"/></draw:frame><text:span text:style-name="T1">Darson Andrew</text:span><text:line-break/>Sukaramai Street. No 15<text:line-break/>Lhoknga, NAD<text:line-break/>Indonesia</text:p>
          </text:section>
        </draw:text-box>
      </draw:frame>
      <draw:frame draw:style-name="fr1" draw:name="Frame18" text:anchor-type="page" text:anchor-page-number="1" svg:x="11.033cm" svg:y="21.59cm" svg:width="10.16cm" svg:height="2.54cm" draw:z-index="17">
        <draw:text-box>
          <text:section text:style-name="Sect1" text:name="Section17" text:protected="true">
            <text:section-source text:section-name="MasterLabel"/>
            <text:p text:style-name="P1"><draw:frame draw:style-name="fr2" draw:name="Image18" text:anchor-type="paragraph" svg:x="9.103cm" svg:y="0.182cm" svg:width="0.871cm" svg:height="0.871cm" draw:z-index="37"><draw:image xlink:href="Pictures/10000201000001F4000001F4BECBDEAFF1693573.png" xlink:type="simple" xlink:show="embed" xlink:actuate="onLoad" loext:mime-type="image/png"/></draw:frame><text:span text:style-name="T1">Darson Andrew</text:span><text:line-break/>Sukaramai Street. No 15<text:line-break/>Lhoknga, NAD<text:line-break/>Indonesia</text:p>
          </text:section>
        </draw:text-box>
      </draw:frame>
      <draw:frame draw:style-name="fr1" draw:name="Frame19" text:anchor-type="page" text:anchor-page-number="1" svg:x="0.397cm" svg:y="24.13cm" svg:width="10.16cm" svg:height="2.54cm" draw:z-index="18">
        <draw:text-box>
          <text:section text:style-name="Sect1" text:name="Section18" text:protected="true">
            <text:section-source text:section-name="MasterLabel"/>
            <text:p text:style-name="P1"><draw:frame draw:style-name="fr2" draw:name="Image19" text:anchor-type="paragraph" svg:x="9.103cm" svg:y="0.182cm" svg:width="0.871cm" svg:height="0.871cm" draw:z-index="38"><draw:image xlink:href="Pictures/10000201000001F4000001F4BECBDEAFF1693573.png" xlink:type="simple" xlink:show="embed" xlink:actuate="onLoad" loext:mime-type="image/png"/></draw:frame><text:span text:style-name="T1">Darson Andrew</text:span><text:line-break/>Sukaramai Street. No 15<text:line-break/>Lhoknga, NAD<text:line-break/>Indonesia</text:p>
          </text:section>
        </draw:text-box>
      </draw:frame>
      <draw:frame draw:style-name="fr1" draw:name="Frame20" text:anchor-type="page" text:anchor-page-number="1" svg:x="11.033cm" svg:y="24.13cm" svg:width="10.16cm" svg:height="2.54cm" draw:z-index="19">
        <draw:text-box>
          <text:section text:style-name="Sect1" text:name="Section19" text:protected="true">
            <text:section-source text:section-name="MasterLabel"/>
            <text:p text:style-name="P1"><draw:frame draw:style-name="fr2" draw:name="Image20" text:anchor-type="paragraph" svg:x="9.103cm" svg:y="0.182cm" svg:width="0.871cm" svg:height="0.871cm" draw:z-index="39"><draw:image xlink:href="Pictures/10000201000001F4000001F4BECBDEAFF1693573.png" xlink:type="simple" xlink:show="embed" xlink:actuate="onLoad" loext:mime-type="image/png"/></draw:frame><text:span text:style-name="T1">Darson Andrew</text:span><text:line-break/>Sukaramai Street. No 15<text:line-break/>Lhoknga, NAD<text:line-break/>Indonesia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10.16cm" svg:height="2.54cm" text:anchor-type="as-char" svg:y="0cm" fo:margin-left="0cm" fo:margin-right="0cm" fo:margin-top="0cm" fo:margin-bottom="0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" style:paper-tray-name="Tatakan Belakang" style:print-orientation="portrait" fo:margin-top="1.27cm" fo:margin-bottom="0cm" fo:margin-left="0.397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son Andrew</meta:initial-creator>
    <meta:creation-date>2018-05-27T16:12:32.820000000</meta:creation-date>
    <dc:date>2018-05-28T14:53:42.825000000</dc:date>
    <dc:creator>Darson Andrew</dc:creator>
    <meta:editing-duration>PT8M10S</meta:editing-duration>
    <meta:editing-cycles>2</meta:editing-cycles>
    <meta:generator>LibreOffice/5.4.4.2$Windows_x86 LibreOffice_project/2524958677847fb3bb44820e40380acbe820f960</meta:generator>
    <meta:document-statistic meta:table-count="0" meta:image-count="20" meta:object-count="0" meta:page-count="1" meta:paragraph-count="20" meta:word-count="180" meta:character-count="1200" meta:non-whitespace-character-count="1040"/>
  </office:meta>
</office:document-meta>
</file>